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style:vertical-pos="middl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9">
      <style:graphic-properties style:vertical-pos="middl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style:vertical-pos="middl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5">
      <style:graphic-properties style:vertical-pos="middl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1">
      <style:graphic-properties style:vertical-pos="middle"/>
    </style:style>
    <style:style style:family="graphic" style:name="a413">
      <style:graphic-properties style:vertical-pos="middl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Úvodní-snímek" presentation:presentation-page-layout-name="Master1-PPL1" draw:id="Slide-256">
        <draw:frame draw:id="id63" draw:style-name="a384" draw:name="TextovéPole 7" svg:x="1.84827in" svg:y="1.85512in" svg:width="2.17906in" svg:height="0.80115in">
          <draw:text-box>
            <text:p text:style-name="a383" text:class-names="" text:cond-style-name=""><draw:frame draw:style-name="a381" text:anchor-type="as-char" svg:x="1173.10764in" svg:y="0in" svg:width="2.17014in" svg:height="0.7934in" style:rel-width="scale" style:rel-height="scale"><draw:object xlink:href="Object 1/" xlink:type="simple" xlink:show="embed" xlink:actuate="onLoad"/></draw:frame><text:span text:style-name="a382" text:class-names=""/></text:p>
          </draw:text-box>
          <svg:title/>
          <svg:desc/>
        </draw:frame>
        <draw:custom-shape svg:x="2.82203in" svg:y="1.80986in" svg:width="0.6422in" svg:height="0.61238in" draw:id="id64" draw:style-name="a387" draw:name="Obdélník 8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0888in" svg:y="1.8756in" svg:width="0.6422in" svg:height="0.61238in" draw:id="id65" draw:style-name="a390" draw:name="Obdélník 12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94" draw:name="TextovéPole 14" svg:x="0.91302in" svg:y="2.99465in" svg:width="1.79341in" svg:height="0.53721in">
          <draw:text-box>
            <text:p text:style-name="a393" text:class-names="" text:cond-style-name=""><draw:frame draw:style-name="a391" text:anchor-type="as-char" svg:x="1173.29729in" svg:y="0in" svg:width="1.79076in" svg:height="0.53201in" style:rel-width="scale" style:rel-height="scale"><draw:object xlink:href="Object 2/" xlink:type="simple" xlink:show="embed" xlink:actuate="onLoad"/></draw:frame><text:span text:style-name="a392" text:class-names=""/></text:p>
          </draw:text-box>
          <svg:title/>
          <svg:desc/>
        </draw:frame>
        <draw:frame draw:id="id67" draw:style-name="a398" draw:name="TextovéPole 16" svg:x="3.01974in" svg:y="2.99465in" svg:width="1.93867in" svg:height="0.53721in">
          <draw:text-box>
            <text:p text:style-name="a397" text:class-names="" text:cond-style-name=""><draw:frame draw:style-name="a395" text:anchor-type="as-char" svg:x="1173.29444in" svg:y="0in" svg:width="1.79653in" svg:height="0.53201in" style:rel-width="scale" style:rel-height="scale"><draw:object xlink:href="Object 3/" xlink:type="simple" xlink:show="embed" xlink:actuate="onLoad"/></draw:frame><text:span text:style-name="a396" text:class-names=""/></text:p>
          </draw:text-box>
          <svg:title/>
          <svg:desc/>
        </draw:frame>
        <draw:custom-shape svg:x="0.84404in" svg:y="2.94104in" svg:width="1.93867in" svg:height="0.61238in" draw:id="id68" draw:style-name="a401" draw:name="Obdélník 1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974in" svg:y="2.94104in" svg:width="1.93867in" svg:height="0.61238in" draw:id="id69" draw:style-name="a404" draw:name="Obdélník 19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08" draw:name="TextovéPole 20" svg:x="1.4626in" svg:y="4.1849in" svg:width="2.89782in" svg:height="0.81602in">
          <draw:text-box>
            <text:p text:style-name="a407" text:class-names="" text:cond-style-name=""><draw:frame draw:style-name="a405" text:anchor-type="as-char" svg:x="1172.75174in" svg:y="0in" svg:width="2.88194in" svg:height="0.7934in" style:rel-width="scale" style:rel-height="scale"><draw:object xlink:href="Object 4/" xlink:type="simple" xlink:show="embed" xlink:actuate="onLoad"/></draw:frame><text:span text:style-name="a406" text:class-names=""/></text:p>
          </draw:text-box>
          <svg:title/>
          <svg:desc/>
        </draw:frame>
        <draw:frame draw:id="id71" draw:style-name="a412" draw:name="TextovéPole 9" svg:x="2.50367in" svg:y="3.68892in" svg:width="0.65677in" svg:height="0.30293in">
          <draw:text-box>
            <text:p text:style-name="a411" text:class-names="" text:cond-style-name=""><draw:frame draw:style-name="a409" text:anchor-type="as-char" svg:x="1173.86139in" svg:y="0in" svg:width="0.66257in" svg:height="0.3in" style:rel-width="scale" style:rel-height="scale"><draw:object xlink:href="Object 5/" xlink:type="simple" xlink:show="embed" xlink:actuate="onLoad"/></draw:frame><text:span text:style-name="a410" text:class-names=""/></text:p>
          </draw:text-box>
          <svg:title/>
          <svg:desc/>
        </draw:frame>
        <draw:frame draw:id="id72" draw:style-name="a416" draw:name="TextovéPole 22" svg:x="1.4626in" svg:y="0.60429in" svg:width="2.23165in" svg:height="0.80115in">
          <draw:text-box>
            <text:p text:style-name="a415" text:class-names="" text:cond-style-name=""><draw:frame draw:style-name="a413" text:anchor-type="as-char" svg:x="1173.10764in" svg:y="0in" svg:width="2.17014in" svg:height="0.7934in" style:rel-width="scale" style:rel-height="scale"><draw:object xlink:href="Object 6/" xlink:type="simple" xlink:show="embed" xlink:actuate="onLoad"/></draw:frame><text:span text:style-name="a41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áhlaví oddílu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ání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Jenom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titulk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ek s titulk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s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S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Office" style:page-layout-name="pageLayout1" draw:style-name="a0">
      <draw:frame draw:id="id0" presentation:style-name="a4" draw:name="Zástupný nadpis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utím lze upravit styl.</text:span><text:span text:style-name="a2" text:class-names=""/></text:p>
        </draw:text-box>
        <svg:title/>
        <svg:desc/>
      </draw:frame>
      <draw:frame draw:id="id1" presentation:style-name="a21" draw:name="Zástupný symbol pro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Upravte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Zástupný symbol pro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Zástupný symbol pro zápatí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Zástupný symbol pro číslo snímk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utím lze upravit styl.</text:span><text:span text:style-name="a36" text:class-names=""/></text:p>
        </draw:text-box>
        <svg:title/>
        <svg:desc/>
      </draw:frame>
      <draw:frame draw:id="id6" presentation:style-name="a42" draw:name="Podnadpis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utím můžete upravit styl předlohy.</text:span><text:span text:style-name="a40" text:class-names=""/></text:p>
        </draw:text-box>
        <svg:title/>
        <svg:desc/>
      </draw:frame>
      <draw:frame draw:id="id7" presentation:style-name="a47" draw:name="Zástupný symbol pro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Zástupný symbol pro zápatí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Zástupný symbol pro číslo snímk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utím lze upravit styl.</text:span><text:span text:style-name="a57" text:class-names=""/></text:p>
        </draw:text-box>
        <svg:title/>
        <svg:desc/>
      </draw:frame>
      <draw:frame draw:id="id11" presentation:style-name="a76" draw:name="Zástupný symbol pro obsah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Upravte styly předlohy textu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Zástupný symbol pro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Zástupný symbol pro zápatí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Zástupný symbol pro číslo snímk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Záhlaví-oddílu" style:page-layout-name="pageLayout1" draw:style-name="a89">
      <draw:frame draw:id="id15" presentation:style-name="a93" draw:name="Nadpis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utím lze upravit styl.</text:span><text:span text:style-name="a91" text:class-names=""/></text:p>
        </draw:text-box>
        <svg:title/>
        <svg:desc/>
      </draw:frame>
      <draw:frame draw:id="id16" presentation:style-name="a97" draw:name="Zástupný symbol pro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Upravte styly předlohy textu.</text:span></text:p>
            </text:list-item>
          </text:list>
        </draw:text-box>
        <svg:title/>
        <svg:desc/>
      </draw:frame>
      <draw:frame draw:id="id17" presentation:style-name="a102" draw:name="Zástupný symbol pro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Zástupný symbol pro zápatí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Zástupný symbol pro číslo snímk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utím lze upravit styl.</text:span><text:span text:style-name="a112" text:class-names=""/></text:p>
        </draw:text-box>
        <svg:title/>
        <svg:desc/>
      </draw:frame>
      <draw:frame draw:id="id21" presentation:style-name="a131" draw:name="Zástupný symbol pro obsah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Upravte styly předlohy textu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Zástupný symbol pro obsah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Upravte styly předlohy textu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Zástupný symbol pro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Zástupný symbol pro zápatí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Zástupný symbol pro číslo snímk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utím lze upravit styl.</text:span><text:span text:style-name="a163" text:class-names=""/></text:p>
        </draw:text-box>
        <svg:title/>
        <svg:desc/>
      </draw:frame>
      <draw:frame draw:id="id27" presentation:style-name="a169" draw:name="Zástupný symbol pro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Upravte styly předlohy textu.</text:span></text:p>
            </text:list-item>
          </text:list>
        </draw:text-box>
        <svg:title/>
        <svg:desc/>
      </draw:frame>
      <draw:frame draw:id="id28" presentation:style-name="a186" draw:name="Zástupný symbol pro obsah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Upravte styly předlohy textu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Zástupný symbol pro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Upravte styly předlohy textu.</text:span></text:p>
            </text:list-item>
          </text:list>
        </draw:text-box>
        <svg:title/>
        <svg:desc/>
      </draw:frame>
      <draw:frame draw:id="id30" presentation:style-name="a207" draw:name="Zástupný symbol pro obsah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Upravte styly předlohy textu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Zástupný symbol pro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Zástupný symbol pro zápatí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Zástupný symbol pro číslo snímk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Jenom-nadpis" style:page-layout-name="pageLayout1" draw:style-name="a220">
      <draw:frame draw:id="id34" presentation:style-name="a224" draw:name="Nadpis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utím lze upravit styl.</text:span><text:span text:style-name="a222" text:class-names=""/></text:p>
        </draw:text-box>
        <svg:title/>
        <svg:desc/>
      </draw:frame>
      <draw:frame draw:id="id35" presentation:style-name="a229" draw:name="Zástupný symbol pro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Zástupný symbol pro zápatí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Zástupný symbol pro číslo snímk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Zástupný symbol pro zápatí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Zástupný symbol pro číslo snímk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utím lze upravit styl.</text:span><text:span text:style-name="a252" text:class-names=""/></text:p>
        </draw:text-box>
        <svg:title/>
        <svg:desc/>
      </draw:frame>
      <draw:frame draw:id="id42" presentation:style-name="a271" draw:name="Zástupný symbol pro obsah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Upravte styly předlohy textu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Zástupný symbol pro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Upravte styly předlohy textu.</text:span></text:p>
            </text:list-item>
          </text:list>
        </draw:text-box>
        <svg:title/>
        <svg:desc/>
      </draw:frame>
      <draw:frame draw:id="id44" presentation:style-name="a280" draw:name="Zástupný symbol pro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Zástupný symbol pro zápatí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Zástupný symbol pro číslo snímk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utím lze upravit styl.</text:span><text:span text:style-name="a290" text:class-names=""/></text:p>
        </draw:text-box>
        <svg:title/>
        <svg:desc/>
      </draw:frame>
      <draw:frame draw:id="id48" presentation:style-name="a295" draw:name="Zástupný symbol obrázk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Zástupný symbol pro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Upravte styly předlohy textu.</text:span></text:p>
            </text:list-item>
          </text:list>
        </draw:text-box>
        <svg:title/>
        <svg:desc/>
      </draw:frame>
      <draw:frame draw:id="id50" presentation:style-name="a304" draw:name="Zástupný symbol pro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Zástupný symbol pro zápatí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Zástupný symbol pro číslo snímk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utím lze upravit styl.</text:span><text:span text:style-name="a314" text:class-names=""/></text:p>
        </draw:text-box>
        <svg:title/>
        <svg:desc/>
      </draw:frame>
      <draw:frame draw:id="id54" presentation:style-name="a333" draw:name="Zástupný symbol pro svislý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Upravte styly předlohy textu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Zástupný symbol pro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Zástupný symbol pro zápatí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Zástupný symbol pro číslo snímk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utím lze upravit styl.</text:span><text:span text:style-name="a348" text:class-names=""/></text:p>
        </draw:text-box>
        <svg:title/>
        <svg:desc/>
      </draw:frame>
      <draw:frame draw:id="id59" presentation:style-name="a367" draw:name="Zástupný symbol pro svislý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Upravte styly předlohy textu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Zástupný symbol pro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Zástupný symbol pro zápatí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Zástupný symbol pro číslo snímk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e aplikace PowerPoint</dc:title>
    <meta:initial-creator>Ouhrabka Adam</meta:initial-creator>
    <dc:creator>Ouhrabka Adam</dc:creator>
    <meta:creation-date>2019-03-23T09:59:42Z</meta:creation-date>
    <dc:date>2019-03-23T12:35:14Z</dc:date>
    <meta:editing-cycles>2</meta:editing-cycles>
    <meta:editing-duration>PT9331S</meta:editing-duration>
    <meta:document-statistic meta:paragraph-count="6" meta:word-count="18"/>
  </office:meta>
</office:document-meta>
</file>

<file path=Object 1/content.xml><?xml version="1.0" encoding="utf-8"?>
<mml:math xmlns:mml="http://www.w3.org/1998/Math/MathML" display="block">
  <mml:msubsup>
    <mml:mrow>
      <mml:mi>M</mml:mi>
      <mml:mi>P</mml:mi>
    </mml:mrow>
    <mml:mn>1</mml:mn>
    <mml:mrow/>
  </mml:msubsup>
  <mml:mo>=</mml:mo>
  <mml:mfenced>
    <mml:mrow>
      <mml:mtable>
        <mml:mtr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</mml:mtr>
      </mml:mtable>
    </mml:mrow>
  </mml:mfenced>
</mml:math>
</file>

<file path=Object 2/content.xml><?xml version="1.0" encoding="utf-8"?>
<mml:math xmlns:mml="http://www.w3.org/1998/Math/MathML" display="block">
  <mml:msub>
    <mml:mi>P</mml:mi>
    <mml:mn>1</mml:mn>
  </mml:msub>
  <mml:mo>=</mml:mo>
  <mml:mfenced>
    <mml:mrow>
      <mml:mtable>
        <mml:mtr>
          <mml:mtd>
            <mml:mn>0</mml:mn>
            <mml:mo>,</mml:mo>
            <mml:mn>1</mml:mn>
          </mml:mtd>
          <mml:mtd>
            <mml:mn>0</mml:mn>
            <mml:mo>,</mml:mo>
            <mml:mn>1</mml:mn>
          </mml:mtd>
        </mml:mtr>
        <mml:mtr>
          <mml:mtd>
            <mml:mn>0</mml:mn>
            <mml:mo>,</mml:mo>
            <mml:mn>1</mml:mn>
          </mml:mtd>
          <mml:mtd>
            <mml:mn>0</mml:mn>
            <mml:mo>,</mml:mo>
            <mml:mn>3</mml:mn>
          </mml:mtd>
        </mml:mtr>
      </mml:mtable>
    </mml:mrow>
  </mml:mfenced>
</mml:math>
</file>

<file path=Object 3/content.xml><?xml version="1.0" encoding="utf-8"?>
<mml:math xmlns:mml="http://www.w3.org/1998/Math/MathML" display="block">
  <mml:msub>
    <mml:mi>P</mml:mi>
    <mml:mn>2</mml:mn>
  </mml:msub>
  <mml:mo>=</mml:mo>
  <mml:mfenced>
    <mml:mrow>
      <mml:mtable>
        <mml:mtr>
          <mml:mtd>
            <mml:mn>0</mml:mn>
            <mml:mo>,</mml:mo>
            <mml:mn>1</mml:mn>
          </mml:mtd>
          <mml:mtd>
            <mml:mn>0</mml:mn>
            <mml:mo>,</mml:mo>
            <mml:mn>1</mml:mn>
          </mml:mtd>
        </mml:mtr>
        <mml:mtr>
          <mml:mtd>
            <mml:mn>0</mml:mn>
            <mml:mo>,</mml:mo>
            <mml:mn>3</mml:mn>
          </mml:mtd>
          <mml:mtd>
            <mml:mn>0</mml:mn>
            <mml:mo>,</mml:mo>
            <mml:mn>2</mml:mn>
          </mml:mtd>
        </mml:mtr>
      </mml:mtable>
    </mml:mrow>
  </mml:mfenced>
</mml:math>
</file>

<file path=Object 4/content.xml><?xml version="1.0" encoding="utf-8"?>
<mml:math xmlns:mml="http://www.w3.org/1998/Math/MathML" display="block">
  <mml:msubsup>
    <mml:mrow>
      <mml:mi>M</mml:mi>
      <mml:mi>P</mml:mi>
    </mml:mrow>
    <mml:mn>1</mml:mn>
    <mml:mrow/>
  </mml:msubsup>
  <mml:mo>=</mml:mo>
  <mml:mfenced>
    <mml:mrow>
      <mml:mtable>
        <mml:mtr>
          <mml:mtd>
            <mml:mn>0</mml:mn>
            <mml:mo>,</mml:mo>
            <mml:mn>1</mml:mn>
          </mml:mtd>
          <mml:mtd>
            <mml:mn>0</mml:mn>
            <mml:mo>,</mml:mo>
            <mml:mn>01</mml:mn>
          </mml:mtd>
          <mml:mtd>
            <mml:mn>0</mml:mn>
            <mml:mo>,</mml:mo>
            <mml:mn>1</mml:mn>
          </mml:mtd>
        </mml:mtr>
        <mml:mtr>
          <mml:mtd>
            <mml:mn>0</mml:mn>
            <mml:mo>,</mml:mo>
            <mml:mn>1</mml:mn>
          </mml:mtd>
          <mml:mtd>
            <mml:mn>0</mml:mn>
            <mml:mo>,</mml:mo>
            <mml:mn>06</mml:mn>
          </mml:mtd>
          <mml:mtd>
            <mml:mn>0</mml:mn>
            <mml:mo>,</mml:mo>
            <mml:mn>2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</mml:mtr>
      </mml:mtable>
    </mml:mrow>
  </mml:mfenced>
</mml:math>
</file>

<file path=Object 5/content.xml><?xml version="1.0" encoding="utf-8"?>
<mml:math xmlns:mml="http://www.w3.org/1998/Math/MathML" display="block">
  <mml:msub>
    <mml:mi>P</mml:mi>
    <mml:mn>1</mml:mn>
  </mml:msub>
  <mml:mtext>∘</mml:mtext>
  <mml:msub>
    <mml:mi>P</mml:mi>
    <mml:mn>2</mml:mn>
  </mml:msub>
</mml:math>
</file>

<file path=Object 6/content.xml><?xml version="1.0" encoding="utf-8"?>
<mml:math xmlns:mml="http://www.w3.org/1998/Math/MathML" display="block">
  <mml:msubsup>
    <mml:mrow>
      <mml:mi>M</mml:mi>
      <mml:mi>P</mml:mi>
    </mml:mrow>
    <mml:mn>1</mml:mn>
    <mml:mrow/>
  </mml:msubsup>
  <mml:mo>=</mml:mo>
  <mml:mfenced>
    <mml:mrow>
      <mml:mtable>
        <mml:mtr>
          <mml:mtd>
            <mml:mn>1</mml:mn>
          </mml:mtd>
          <mml:mtd>
            <mml:mn>1</mml:mn>
          </mml:mtd>
          <mml:mtd>
            <mml:mn>1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</mml:mtr>
      </mml:mtable>
    </mml:mrow>
  </mml:mfenced>
</mml:math>
</file>